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Courier 10 Pitch" svg:font-family="'Courier 10 Pitch'"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style style:name="P3" style:family="paragraph" style:parent-style-name="Text_20_body">
      <style:text-properties style:font-name="Courier 10 Pitch" fo:font-size="8pt" style:font-size-asian="8pt" style:font-size-complex="8pt"/>
    </style:style>
    <style:style style:name="P4" style:family="paragraph" style:parent-style-name="Heading_20_1" style:master-page-name="Right_20_Page">
      <style:paragraph-properties style:page-number="auto"/>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3">
      <style:paragraph-properties fo:margin-left="1.4772in" fo:margin-right="0in" fo:text-indent="0in" style:auto-text-indent="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083in" text:min-label-width="0.25in"/>
      </text:list-level-style-number>
      <text:list-level-style-number text:level="2" text:style-name="Numbering_20_Symbols" style:num-suffix="." style:num-format="1">
        <style:list-level-properties text:space-before="0.2917in" text:min-label-width="0.25in"/>
      </text:list-level-style-number>
      <text:list-level-style-number text:level="3" text:style-name="Numbering_20_Symbols" style:num-suffix="." style:num-format="1">
        <style:list-level-properties text:space-before="0.7917in" text:min-label-width="0.25in"/>
      </text:list-level-style-number>
      <text:list-level-style-number text:level="4" text:style-name="Numbering_20_Symbols" style:num-suffix="." style:num-format="1">
        <style:list-level-properties text:space-before="1.2917in" text:min-label-width="0.25in"/>
      </text:list-level-style-number>
      <text:list-level-style-number text:level="5" text:style-name="Numbering_20_Symbols" style:num-suffix="." style:num-format="1">
        <style:list-level-properties text:space-before="1.7917in" text:min-label-width="0.25in"/>
      </text:list-level-style-number>
      <text:list-level-style-number text:level="6" text:style-name="Numbering_20_Symbols" style:num-suffix="." style:num-format="1">
        <style:list-level-properties text:space-before="2.2917in" text:min-label-width="0.25in"/>
      </text:list-level-style-number>
      <text:list-level-style-number text:level="7" text:style-name="Numbering_20_Symbols" style:num-suffix="." style:num-format="1">
        <style:list-level-properties text:space-before="2.7917in" text:min-label-width="0.25in"/>
      </text:list-level-style-number>
      <text:list-level-style-number text:level="8" text:style-name="Numbering_20_Symbols" style:num-suffix="." style:num-format="1">
        <style:list-level-properties text:space-before="3.2917in" text:min-label-width="0.25in"/>
      </text:list-level-style-number>
      <text:list-level-style-number text:level="9" text:style-name="Numbering_20_Symbols" style:num-suffix="." style:num-format="1">
        <style:list-level-properties text:space-before="3.7917in" text:min-label-width="0.25in"/>
      </text:list-level-style-number>
      <text:list-level-style-number text:level="10" text:style-name="Numbering_20_Symbols" style:num-suffix="." style:num-format="1">
        <style:list-level-properties text:space-before="4.2917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Migration Design</text:h>
      <text:p text:style-name="Text_20_body">The migration, duplication and cloning actions are almost the same. <text:s/>Cloning is the same as migration, but with the added condition that the source and destination media types are the same. <text:s/>With migration and cloning the new copy replaces the old copy with respect to the metadata that the users see. <text:s/>Duplication mimics the encp multiple copy functionality and leaves the original file metadata as the primary metadata that the users see from PNFS or Chimera</text:p>
      <text:p text:style-name="Text_20_body"/>
      <text:p text:style-name="Text_20_body">Functionality exists to undo a migration or cloning. <text:s/>As of this writing duplication does not have this capability.</text:p>
      <text:p text:style-name="Text_20_body"/>
      <text:p text:style-name="Text_20_body">All new copies of files are re-read to make sure the files were written correctly. <text:s/>This is the scanning or check phase.</text:p>
      <text:p text:style-name="Text_20_body"/>
      <text:p text:style-name="Text_20_body">Cloning is flagged separately from migration so that the media type being cloned is not automatically plotted and reported as a media type with 99.9% of its media not yet migrated. <text:s/>This is consistent with the basic reason for migration to move from old less dense media to new denser media.</text:p>
      <text:h text:style-name="Heading_20_2" text:outline-level="2">Code Execution</text:h>
      <text:p text:style-name="Text_20_body">Currently, a mix of direct database access and file/volume clerk requests are used to drive the migration process. <text:s/>Eventually, the goal is to have everything work one way or the other.</text:p>
      <text:p text:style-name="Text_20_body"/>
      <text:p text:style-name="Text_20_body">There are six main top level access points for migration:</text:p>
      <text:list xml:id="list1833130451" text:style-name="L1">
        <text:list-item>
          <text:p text:style-name="P5">migrate_files()</text:p>
        </text:list-item>
        <text:list-item>
          <text:p text:style-name="P5">migrate_volume()</text:p>
        </text:list-item>
        <text:list-item>
          <text:p text:style-name="P5">final_scan_files()</text:p>
        </text:list-item>
        <text:list-item>
          <text:p text:style-name="P5">final_scan_volume()</text:p>
        </text:list-item>
        <text:list-item>
          <text:p text:style-name="P5"><text:soft-page-break/>restore_files()</text:p>
        </text:list-item>
        <text:list-item>
          <text:p text:style-name="P5">restore_volume()</text:p>
        </text:list-item>
      </text:list>
      <text:p text:style-name="Text_20_body">Below is a general layout of the migration function calls. <text:s/>The functions listed with and asterisk (*) are optional. <text:s/>The functions listed with a plus sign (+) are started in a new thread.</text:p>
      <text:p text:style-name="Text_20_body"/>
      <text:p text:style-name="P3">migrate_files() <text:s text:c="2"/>-&gt; <text:s/>migrate() <text:s/>-&gt; + copy_files() <text:s text:c="6"/>-&gt; read_files()</text:p>
      <text:p text:style-name="P3">migrate_volume() <text:s/>-&gt; <text:s/>migrate() <text:s/>-&gt; + write_new_files() <text:s/>-&gt; write_files()</text:p>
      <text:p text:style-name="P3"><text:s text:c="33"/>-&gt; +* final_scan() <text:s text:c="5"/>-&gt; final_scan_file()</text:p>
      <text:p text:style-name="P3"><text:s text:c="62"/>^</text:p>
      <text:p text:style-name="P3"><text:s text:c="62"/>|</text:p>
      <text:p text:style-name="P3">final_scan_files() <text:s/>-------------------------------------------</text:p>
      <text:p text:style-name="P3">final_scan_volume() ------------------------------------------|</text:p>
      <text:p text:style-name="P3"/>
      <text:p text:style-name="P3">restore_files() <text:s text:c="2"/>-&gt; restore_file()</text:p>
      <text:p text:style-name="P3"><text:s text:c="7"/>^</text:p>
      <text:p text:style-name="P3"><text:s text:c="7"/>|</text:p>
      <text:p text:style-name="P3">restore_volume()</text:p>
      <text:h text:style-name="Heading_20_3" text:outline-level="3">Migration, Duplication and Cloning</text:h>
      <text:p text:style-name="Text_20_body">The migration code takes volumes, BFIDs or filenames <text:s/>as inputs on the command line. <text:s/>When a volume is supplied it is internally converted into a list of BFIDs. <text:s/>Filenames are also internally converted into the corresponding BFID.</text:p>
      <text:p text:style-name="Text_20_body"/>
      <text:p text:style-name="Text_20_body">The migration code performs file transfers using multiple threads of execution. <text:s/>Three threads are setup for reading and six more threads are setup for writing. <text:s/>While one thread is transferring the others are performing metadata sanity checks. <text:s/>This keeps a request in the library manager queue and avoids delays between file transfers when the mover requests the next transfer request. <text:s/>A one to two correspondence exists between each reading thread and two of the writing threads. <text:s/>The first writing thread only handles active files, while the second writing thread handles deleted files. <text:s/>In most cases this allows for more efficient tape handling by limiting the tape mount and dismounts from writing active and deleted files to separate tapes.</text:p>
      <text:p text:style-name="Text_20_body"/>
      <text:p text:style-name="Text_20_body"><text:soft-page-break/>Most of the setup work is performed in the migrate() function. <text:s/>This function handles queue creation, queue size and low water mark configuration and thread creation. <text:s/>In a new thread it passes copy_files() what to read and ties the corresponding queues to the correct write thread. <text:s/>The output of copy_files() is the inclusion of the file information into the correct queue. <text:s/>From there, the write_new_files() function running in its own thread reads the file information from its queue and writes the file to tape. <text:s/>The copy_file() and write_new_file() are used inside copy_files() and write_new_files(), respectively, to read or write one file at a time per thread. <text:s/>The read thread signals the write thread that there will be no additional files to write by putting a sentinel value at the end of the queue.</text:p>
      <text:p text:style-name="Text_20_body"/>
      <text:p text:style-name="Text_20_body">The key difference between migration and duplication is the function called during the swapping step. <text:s/>For migration it is swap_metadata() and for duplication it is duplicate_metadata(). <text:s/>Both functions:</text:p>
      <text:list xml:id="list1411094305" text:style-name="L2">
        <text:list-item>
          <text:p text:style-name="P6">insert a record into the migration table</text:p>
        </text:list-item>
      </text:list>
      <text:p text:style-name="Text_20_body">swap_metadata() also modifies the:</text:p>
      <text:list xml:id="list1516644633" text:style-name="L3">
        <text:list-item>
          <text:p text:style-name="P14">original PNFS file layer 4 or Chimera file xattr volume label information</text:p>
        </text:list-item>
        <text:list-item>
          <text:p text:style-name="P14">original PNFS file layer 4 or Chimera file xattr location cookie information</text:p>
        </text:list-item>
        <text:list-item>
          <text:p text:style-name="P14">the new file's file table information to contain original filename</text:p>
        </text:list-item>
        <text:list-item>
          <text:p text:style-name="P14">the new file's file table information to contain original PNFS or Chimera ID</text:p>
        </text:list-item>
      </text:list>
      <text:p text:style-name="Text_20_body">Additionally, duplicate_metadata():</text:p>
      <text:list xml:id="list1162001341" text:style-name="L4">
        <text:list-item>
          <text:p text:style-name="P7">inserts a record into the file_copies_map table</text:p>
        </text:list-item>
      </text:list>
      <text:p text:style-name="Text_20_body"/>
      <text:p text:style-name="Text_20_body">Optionally, the output files can be scanned immediately using final_scan() after all the files have been written to the destination tape. <text:s/>This is only useful in limited cases, like remigrating a single file. <text:s/>A separate queue exists between each write thread and each scan thread. <text:s/>The scan thread only starts scanning after having received the sentinel value from the write thread; a notable difference from how the read-to-write queue is normally used.</text:p>
      <text:h text:style-name="Heading_20_3" text:outline-level="3"><text:soft-page-break/>Scanning</text:h>
      <text:p text:style-name="Text_20_body">After files are written to a destination tape, they need to be read back to verify that there has not been any data corruption. <text:s/>This is done sequentially by specifying the destination tapes inside the final_scan_volume() function or a list of BFIDs to the final_scan_files() function. <text:s/>Two modes exist:</text:p>
      <text:list xml:id="list248345982" text:style-name="L5">
        <text:list-item>
          <text:p text:style-name="P8">Use encp in the traditional way to read the file to /dev/null.</text:p>
        </text:list-item>
        <text:list-item>
          <text:p text:style-name="P8">Use volume_assert in CRC verify mode to have the mover read the files without writing the data anywhere.</text:p>
        </text:list-item>
      </text:list>
      <text:p text:style-name="Text_20_body">As of this writing, there is a library manager defect that prevents the library manager from giving admin priority to volume assert requests. <text:s/>This can have the effect of stopping migration when the system is busy.</text:p>
      <text:p text:style-name="Text_20_body"/>
      <text:p text:style-name="Text_20_body">It is not recommended to use ‑‑use-volume-assert while supplying a list of BFIDs for scanning.</text:p>
      <text:p text:style-name="Text_20_body"/>
      <text:p text:style-name="Text_20_body">It is necessary to “scan” a destination volume in order to mark the source files as closed in the migration table even if ‑‑with-final-scan was used during the migration or duplication.</text:p>
      <text:h text:style-name="Heading_20_3" text:outline-level="3">Restoring</text:h>
      <text:p text:style-name="Text_20_body">Restoring is implemented for migration, duplication and cloning. <text:s/>It puts the metadata back such that the original file migrated is once again the files users will get if they try and read the file. <text:s/>If a BFID or a list of BFIDs is supplied then restore_files() is called. <text:s/>If a volume is specified, then restore_volume() is called; which in turn calls restore_files(). <text:s/>The restore_files() function in turn calls restore_file() to actually perform the file restore.</text:p>
      <text:p text:style-name="Text_20_body"/>
      <text:p text:style-name="Text_20_body">An equivalent method for duplication is to recycle the destination tape and erase the .deleted volume. <text:s/>Care must be used. <text:s/>If the primary and copy status of the files have been swapped with <text:span text:style-name="T1">swap_original_and_copy.py</text:span> then the metadata in PNFS or Chimera will point to metadata that has been purged from the database. <text:s/>The first “S” column in the‑‑status output should contain a “P” and the second “S” column should contain a “C” <text:soft-page-break/>in it for all files corresponding to the destination tape.</text:p>
      <text:h text:style-name="Heading_20_3" text:outline-level="3">Status</text:h>
      <text:p text:style-name="Text_20_body">There are three useful switches that only report information to the user.</text:p>
      <text:list xml:id="list2026096612" text:style-name="L6">
        <text:list-item>
          <text:p text:style-name="P9">‑‑status: <text:s text:c="2"/>reports a lot of different information for all files on a volume or for a specified list of files. <text:s/>One volume can have many types of migration related to different states. <text:s/>For example, it can be a destination volume from one migration and also the source volume for a second migration. <text:s/>This command can also report on multiple copies created using the encp multiple copy feature.<text:line-break/><text:line-break/>In order to report on all of these possibilities, an SQL statement unions four sub-select queries together. <text:s/>To speed this up each sub-select has its own sub query to just obtain the BFIDs belonging to each specified volume. <text:s/>Then this file list is joined against the migration and file_copies_map tables in the database. <text:s/>It was found that joining to the entire file table then limiting the output using a where clause was very slow and a postmaster processes tied up an entire CPU; thus limiting the search to the files we care about first saves a lot of time by not joining with all the other millions of files in the file table in the database.<text:line-break/><text:line-break/>Each of the four sub-select queries then report at least one row per file. <text:s/>This is to prevent holes in the output. <text:s/>The first two sub queries primarily look at the migration table; one when the files are source files and one when they are destination files. <text:s/>If corresponding information is found in the file_copies_map table, then this additional information for duplication is included also. <text:s/>The second two queries, look for primary and multiple copies in the file_copies_map file without any corresponding migration information in the migration table. <text:s/>A current_bfid field is included so that the output processing can determine what side of a migration, duplication, cloning or multiple copy the row belongs to.</text:p>
          <text:p text:style-name="P9"><text:line-break/>The processing of the returned database information is then processed to identify which of the four selects found anything of interest to report. <text:s/>Then for the interesting cases it loops over the resulting information ignoring rows it should and reporting rows relevant to the current migration/duplication/cloning/multiple_copy status being output.<text:line-break/><text:line-break/><text:soft-page-break/>The bad_file table is joined twice in each sub-query, once for the source/primary file and another for the destination/copy file. <text:s/>This is done to eliminate two additional queries that would otherwise need to be performed later while formating the output.</text:p>
        </text:list-item>
        <text:list-item>
          <text:p text:style-name="P9">--migrated-to: <text:s/>Reports all the destination volumes that contain at least one source file on the specified volume(s). <text:s/>A simple and straight forward SQL statement is currently used.</text:p>
        </text:list-item>
        <text:list-item>
          <text:p text:style-name="P9">--migrated-from: <text:s/>Reports all the source volumes that contain at least one destination file on the specified volume(s). <text:s/>A simple and straight forward SQL statement is currently used.</text:p>
        </text:list-item>
      </text:list>
      <text:h text:style-name="Heading_20_2" text:outline-level="2">Database Tables</text:h>
      <text:h text:style-name="Heading_20_3" text:outline-level="3">migration</text:h>
      <text:p text:style-name="Text_20_body">The migration table stores the mapping of source files to destination files. <text:s/>It contains six important fields.</text:p>
      <text:list xml:id="list1857812171" text:style-name="L7">
        <text:list-item>
          <text:p text:style-name="P10">src_bfid: <text:s/>A string containing the source/original BFID.</text:p>
        </text:list-item>
        <text:list-item>
          <text:p text:style-name="P10">dst_bfid: <text:s/>A string containing the destination BFID.</text:p>
        </text:list-item>
        <text:list-item>
          <text:p text:style-name="P10">copied: <text:s/>A time stamp of the time when the destination copy is written to the new tape. <text:s/>This is when the migration record is created. <text:s/>This field is set during the migration phase.</text:p>
        </text:list-item>
        <text:list-item>
          <text:p text:style-name="P10">swapped: <text:s/>A time stamp of the time when the PNFS layer, file table, and migration table metadata is swapped to point to the new copy. <text:s/>For duplication, this is when the new copy is added to the file_copies_map table. <text:s/>This field is set during the migration phase.</text:p>
        </text:list-item>
        <text:list-item>
          <text:p text:style-name="P10">checked: <text:s/>A time stamp of the time when the new copy of the file has been read back and verified to not be corrupted. <text:s/>Normally, this is filled in during the scanning phase using ‑‑scan, but optionally can be done during the migration phase using ‑‑with-final-scan.</text:p>
        </text:list-item>
        <text:list-item>
          <text:p text:style-name="P10">closed: <text:s/>A time stamp of when the source file is marked deleted in the database; migration and cloning only. <text:s/>For duplication, this is a no-op. <text:s/>This field is set during the scanning phase using -scan.</text:p>
        </text:list-item>
      </text:list>
      <text:p text:style-name="Text_20_body"><text:soft-page-break/>The pair of src_bfid and dst_bfid fields must be unique in the database table. <text:s/>Originally, each of these two columns needed to be unique, but this was found to prevent migration from correctly recording when multiple destination copies were made.</text:p>
      <text:h text:style-name="Heading_20_3" text:outline-level="3">migration_history</text:h>
      <text:p text:style-name="Text_20_body">This table is to volumes what the migration table is to files. <text:s/>It contains six fields:</text:p>
      <text:list xml:id="list1714072064" text:style-name="L8">
        <text:list-item>
          <text:p text:style-name="P11">src: <text:s/>This is the source volume label represented as a string.</text:p>
        </text:list-item>
        <text:list-item>
          <text:p text:style-name="P11">dst: <text:s/>This is the destination volume label represented as a string.</text:p>
        </text:list-item>
        <text:list-item>
          <text:p text:style-name="P11">src_vol_id: <text:s/>Integer value that keys to the volume table id field. <text:s/>It corresponds to the source volume.</text:p>
        </text:list-item>
        <text:list-item>
          <text:p text:style-name="P11">dst_vol_id: <text:s/>Integer value that keys to the volume table id field. <text:s/>It corresponds to the destination volume.</text:p>
        </text:list-item>
        <text:list-item>
          <text:p text:style-name="P11">time: <text:s/>Time stamp when the source volume has completed being migrated. <text:s/>Deleted and bad files may be ignored by user request.</text:p>
        </text:list-item>
        <text:list-item>
          <text:p text:style-name="P11">closed_time: <text:s/>Time stamp when all the files on the source volume have been flagged as closed. <text:s/>Deleted and bad files may be ignored by user request.</text:p>
        </text:list-item>
      </text:list>
      <text:p text:style-name="Text_20_body">There may be many pairs of volume information. <text:s/>Some source volumes might have some of its destination volume pairs all filled in, while other are not. <text:s/>A source volume is not considered closed until all destination pairs have been completely filled in.</text:p>
      <text:p text:style-name="Text_20_body"/>
      <text:p text:style-name="Text_20_body">The src_vol_id and dst_vol_id fields are used in many web page and plot creation scripts to, but not limited to: <text:s/>identify media_type <text:s/>system_inhibit information from the volume table. <text:s/>If a volume's metadata is purged from the database, i.e. the .deleted volume is erased, the record that the src and dst volumes were migrated are kept, but the ability to include it in specific media type reports and plots is lost.</text:p>
      <text:h text:style-name="Heading_20_3" text:outline-level="3">file_copies_map</text:h>
      <text:p text:style-name="Text_20_body">This table contains the mapping of the primary and multiple copies. <text:s/>If created using encp alone this table contains the only record. <text:s/>If created using duplication then a corresponding record is also inserted into the migration table.</text:p>
      <text:list xml:id="list1453067625" text:style-name="L9">
        <text:list-item>
          <text:p text:style-name="P12">bfid: <text:s/>The primary BFID.</text:p>
        </text:list-item>
        <text:list-item>
          <text:p text:style-name="P12"><text:soft-page-break/>alt_bfid: <text:s/>The copy BFID.</text:p>
        </text:list-item>
      </text:list>
      <text:p text:style-name="Text_20_body">It is possible to swap the primary and copy BFID using the swap_original_and_copy.py script. <text:s/>This modifies PNFS layers and swaps the values of the bfid and alt_bfid fields. <text:s/>This applies for both duplicated files and multiple copy files using the multiple copy feature of encp. <text:s/>This does add an extra set of complexity to pulling information out of the file_copies_map and migration tables, especially for the ‑‑status output. <text:s/>Normally, <text:s/>src_bfid correlates to bfid and dst_bfid correlates to alt_bfid, but this is not guaranteed.</text:p>
      <text:h text:style-name="Heading_20_3" text:outline-level="3">active_file_copying</text:h>
      <text:p text:style-name="Text_20_body">When the mover completes writing an original copy to tape, in addition to the regular metdata it inserts into the file table it also inserts information into the active_file_copying table. <text:s/>This table holds the intent of the user to make an extra copy of the original file just written to tape.</text:p>
      <text:list xml:id="list835321278" text:style-name="L10">
        <text:list-item>
          <text:p text:style-name="P13">bfid: <text:s/>The BFID of the original file that the user request have an extra copy (or more) made.</text:p>
        </text:list-item>
        <text:list-item>
          <text:p text:style-name="P13">remaining: <text:s/>The number of extra copies the user requested to be made.</text:p>
        </text:list-item>
        <text:list-item>
          <text:p text:style-name="P13">time: <text:s/>The time when the mover inserted the record into the database after successfully writing the original copy.</text:p>
        </text:list-item>
      </text:list>
      <text:p text:style-name="Text_20_body">This table becomes the input list to duplicate when ‑‑make-failed-copies is supplied on the command line. <text:s/>This mode of operation is indented to be run by a regularly scheduled cronjob. <text:s/>When the multiple copy is successfully made the remaining field is reduced by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10 Pitch" svg:font-family="'Courier 10 Pitch'"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1in" fo:margin-right="0in" fo:margin-top="0in" fo:margin-bottom="0.0835in" fo:text-indent="0in" style:auto-text-indent="false"/>
      <style:text-properties style:font-name="Nimbus Roman No9 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text-indent="0in" style:auto-text-indent="false" style:page-number="auto"/>
      <style:text-properties style:font-name="Nimbus Sans L"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5in" fo:margin-right="0in" fo:text-indent="-0.5in" style:auto-text-indent="false"/>
      <style:text-properties style:font-name="Nimbus Sans L"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1.25in" fo:margin-right="0in" fo:text-indent="-1in" style:auto-text-indent="false"/>
      <style:text-properties style:font-name="Nimbus Sans L" fo:font-size="16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right_5f_page_5f_footer" style:display-name="right_page_footer" style:family="table">
      <style:table-properties style:width="6.9146in" fo:margin-left="0in" fo:margin-right="0.0104in" table:align="margins"/>
    </style:style>
    <style:style style:name="right_5f_page_5f_footer.A" style:display-name="right_page_footer.A" style:family="table-column">
      <style:table-column-properties style:column-width="6.4417in" style:rel-column-width="61056*"/>
    </style:style>
    <style:style style:name="right_5f_page_5f_footer.B" style:display-name="right_page_footer.B" style:family="table-column">
      <style:table-column-properties style:column-width="0.4729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left_5f_page_5f_footer" style:display-name="left_page_footer" style:family="table">
      <style:table-properties style:width="6.9271in" fo:margin-left="0in" fo:margin-right="-0.0021in" table:align="margins"/>
    </style:style>
    <style:style style:name="left_5f_page_5f_footer.A" style:display-name="left_page_footer.A" style:family="table-column">
      <style:table-column-properties style:column-width="0.416in" style:rel-column-width="3936*"/>
    </style:style>
    <style:style style:name="left_5f_page_5f_footer.B" style:display-name="left_page_footer.B" style:family="table-column">
      <style:table-column-properties style:column-width="6.5111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MP1" style:family="paragraph" style:parent-style-name="Table_20_Contents">
      <style:paragraph-properties fo:text-align="center" style:justify-single-word="false" fo:padding="0in" fo:border="none" style:shadow="none"/>
    </style:style>
    <style:style style:name="MP2" style:family="paragraph" style:parent-style-name="Table_20_Contents">
      <style:paragraph-properties fo:text-align="start" style:justify-single-word="false" fo:padding="0in" fo:border="none" style:shadow="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1" style:next-style-name="Left_20_Page"/>
    <style:master-page style:name="Right_20_Page" style:display-name="Right Page" style:page-layout-name="Mpm2" style:next-style-name="Left_20_Page">
      <style:footer>
        <text:p text:style-nam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1"><text:chapter text:display="name" text:outline-level="1">Migration Design</text:chapter></text:p>
            </table:table-cell>
            <table:table-cell table:style-name="right_5f_page_5f_footer.A1" office:value-type="string">
              <text:p text:style-name="Table_20_Contents"><text:page-number text:select-page="current">8</text:page-number></text:p>
            </table:table-cell>
          </table:table-row>
        </table:table>
        <text:p text:style-name="Standard"/>
      </style:footer>
    </style:master-page>
    <style:master-page style:name="Left_20_Page" style:display-name="Left Page" style:page-layout-name="Mpm3" style:next-style-name="Right_20_Page">
      <style:footer>
        <text:p text:style-name="Footer"/>
      </style:footer>
      <style:footer-left>
        <text:p text:style-nam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2"><text:page-number text:select-page="current">8</text:page-number></text:p>
            </table:table-cell>
            <table:table-cell table:style-name="left_5f_page_5f_footer.A1" office:value-type="string">
              <text:p text:style-name="MP1"><text:chapter text:display="name" text:outline-level="1">Migration Design</text:chapter></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07T13:33:07</meta:creation-date>
    <dc:date>2011-04-07T14:17:40</dc:date>
    <meta:editing-cycles>57</meta:editing-cycles>
    <meta:editing-duration>PT04H02M18S</meta:editing-duration>
    <meta:document-statistic meta:table-count="2" meta:image-count="0" meta:object-count="0" meta:page-count="8" meta:paragraph-count="91" meta:word-count="2323" meta:character-count="14398"/>
    <meta:user-defined meta:name="Info 1"/>
    <meta:user-defined meta:name="Info 2"/>
    <meta:user-defined meta:name="Info 3"/>
    <meta:user-defined meta:name="Info 4"/>
  </office:meta>
</office:document-meta>
</file>